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 fo:language="de" fo:country="DE"/>
    </style:style>
    <style:style style:name="P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7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8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1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3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5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8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9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0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1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2" style:parent-style-name="Listenabsatz" style:list-style-name="LFO1" style:family="paragraph">
      <style:paragraph-properties fo:margin-bottom="0in"/>
    </style:style>
    <style:style style:name="T23" style:parent-style-name="Absatz-Standardschriftart" style:family="text">
      <style:text-properties fo:font-size="12pt" style:font-size-asian="12pt" fo:language="de" fo:country="DE"/>
    </style:style>
    <style:style style:name="T2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2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6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8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9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1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3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4" style:parent-style-name="Standard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5" style:parent-style-name="Standard" style:family="paragraph">
      <style:paragraph-properties fo:margin-bottom="0in"/>
      <style:text-properties style:font-name="Calibri" style:font-name-complex="Calibri" fo:font-weight="bold" style:font-weight-asian="bold" fo:font-size="14pt" style:font-size-asian="14pt" fo:language="de" fo:country="DE"/>
    </style:style>
    <style:style style:name="P36" style:parent-style-name="Standard" style:family="paragraph">
      <style:paragraph-properties fo:margin-bottom="0in"/>
      <style:text-properties style:font-name="Calibri" style:font-name-complex="Calibri" fo:font-size="12pt" style:font-size-asian="12pt" fo:language="de" fo:country="DE"/>
    </style:style>
    <style:style style:name="P37" style:parent-style-name="Standard" style:family="paragraph">
      <style:paragraph-properties fo:margin-bottom="0in"/>
    </style:style>
    <style:style style:name="T38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3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0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41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4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3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P44" style:parent-style-name="Standard" style:family="paragraph">
      <style:paragraph-properties fo:margin-bottom="0in"/>
    </style:style>
    <style:style style:name="T45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4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7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48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4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0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P51" style:parent-style-name="Standard" style:family="paragraph">
      <style:paragraph-properties fo:margin-bottom="0in"/>
    </style:style>
    <style:style style:name="T52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5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4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P55" style:parent-style-name="Standard" style:family="paragraph">
      <style:paragraph-properties fo:margin-bottom="0in"/>
      <style:text-properties style:font-name="Calibri" style:font-name-complex="Calibri" fo:font-size="12pt" style:font-size-asian="12pt" fo:language="de" fo:country="DE"/>
    </style:style>
    <style:style style:name="P56" style:parent-style-name="Standard" style:family="paragraph">
      <style:paragraph-properties fo:margin-bottom="0in"/>
      <style:text-properties style:font-name="Calibri" style:font-name-complex="Calibri" fo:font-size="12pt" style:font-size-asian="12pt" fo:language="de" fo:country="DE"/>
    </style:style>
    <style:style style:name="P57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58" style:parent-style-name="Listenabsatz" style:family="paragraph">
      <style:paragraph-properties fo:margin-bottom="0in" fo:margin-left="2in">
        <style:tab-stops/>
      </style:paragraph-properties>
      <style:text-properties fo:font-size="12pt" style:font-size-asian="12pt" fo:language="de" fo:country="DE"/>
    </style:style>
    <style:style style:name="P59" style:parent-style-name="Standard" style:family="paragraph">
      <style:paragraph-properties fo:margin-bottom="0in" fo:margin-left="0.75in">
        <style:tab-stops/>
      </style:paragraph-properties>
      <style:text-properties fo:font-size="12pt" style:font-size-asian="12pt" fo:language="de" fo:country="DE"/>
    </style:style>
    <style:style style:name="P60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61" style:parent-style-name="Listenabsatz" style:family="paragraph">
      <style:paragraph-properties fo:margin-bottom="0in"/>
      <style:text-properties fo:font-size="12pt" style:font-size-asian="12pt" fo:language="de" fo:country="DE"/>
    </style:style>
    <style:style style:name="P62" style:parent-style-name="Listenabsatz" style:family="paragraph">
      <style:paragraph-properties fo:margin-bottom="0in"/>
      <style:text-properties fo:font-size="12pt" style:font-size-asian="12pt" fo:language="de" fo:country="DE"/>
    </style:style>
    <style:style style:name="P63" style:parent-style-name="Listenabsatz" style:family="paragraph">
      <style:paragraph-properties fo:margin-bottom="0in" fo:margin-left="1.5in">
        <style:tab-stops/>
      </style:paragraph-properties>
      <style:text-properties fo:font-size="12pt" style:font-size-asian="12pt" fo:language="de" fo:country="DE"/>
    </style:style>
    <style:style style:name="P64" style:parent-style-name="Standard" style:family="paragraph">
      <style:paragraph-properties fo:margin-bottom="0in" fo:margin-left="1.25in">
        <style:tab-stops/>
      </style:paragraph-properties>
    </style:style>
    <style:style style:name="T65" style:parent-style-name="Absatz-Standardschriftart" style:family="text">
      <style:text-properties fo:font-size="12pt" style:font-size-asian="12pt" fo:language="de" fo:country="DE"/>
    </style:style>
  </office:automatic-styles>
  <office:body>
    <office:text text:use-soft-page-breaks="true">
      <text:p text:style-name="P1">Kommunikationsprotokoll</text:p>
      <text:p text:style-name="P2"/>
      <text:p text:style-name="P3">Raspberry und Website laufen:</text:p>
      <text:list text:style-name="LFO1" text:continue-numbering="true">
        <text:list-item>
          <text:p text:style-name="P4">Raspberry (Server) bekommt von der Website (Client) eine Anfrage</text:p>
          <text:list text:continue-numbering="true">
            <text:list-item>
              <text:p text:style-name="P5">Mögliche Anfragen</text:p>
              <text:list text:continue-numbering="true">
                <text:list-item>
                  <text:p text:style-name="P6">Maschine aktivieren/deaktivieren</text:p>
                  <text:list text:continue-numbering="true">
                    <text:list-item>
                      <text:p text:style-name="P7">Maschine_aktivieren oder Maschine_deaktivieren</text:p>
                    </text:list-item>
                  </text:list>
                </text:list-item>
                <text:list-item>
                  <text:p text:style-name="P8">Raspberry updaten (neustarten)</text:p>
                  <text:list text:continue-numbering="true">
                    <text:list-item>
                      <text:p text:style-name="P9">Raspberry_update</text:p>
                    </text:list-item>
                  </text:list>
                </text:list-item>
                <text:list-item>
                  <text:p text:style-name="P10">Fütterungszeit ändern/hinzufügen</text:p>
                  <text:list text:continue-numbering="true">
                    <text:list-item>
                      <text:p text:style-name="P11">Fuetterungszeit_bearbeiten</text:p>
                    </text:list-item>
                  </text:list>
                </text:list-item>
                <text:list-item>
                  <text:p text:style-name="P12">Maschinenzustand anzeigen (Positionen der Motoren)</text:p>
                  <text:list text:continue-numbering="true">
                    <text:list-item>
                      <text:p text:style-name="P13">Maschinenzustand_anzeigen<text:s/></text:p>
                    </text:list-item>
                  </text:list>
                </text:list-item>
                <text:list-item>
                  <text:p text:style-name="P14">Geräteinformationen anzeigen</text:p>
                  <text:list text:continue-numbering="true">
                    <text:list-item>
                      <text:p text:style-name="P15">Geräteinformation_anzeigen</text:p>
                    </text:list-item>
                  </text:list>
                </text:list-item>
              </text:list>
            </text:list-item>
            <text:list-item>
              <text:p text:style-name="P16">Mögliche Antworten</text:p>
              <text:list text:continue-numbering="true">
                <text:list-item>
                  <text:p text:style-name="P17">Maschine erfolgreich aktiviert/deaktiviert</text:p>
                  <text:list text:continue-numbering="true">
                    <text:list-item>
                      <text:p text:style-name="P18">Maschine_wurde_aktiviert oder Maschine_wurde_deaktiviert</text:p>
                    </text:list-item>
                  </text:list>
                </text:list-item>
                <text:list-item>
                  <text:p text:style-name="P19">Raspberry wird nun geupdatet (neugestartet)</text:p>
                  <text:list text:continue-numbering="true">
                    <text:list-item>
                      <text:p text:style-name="P20">Raspberry_wird_geupdatet</text:p>
                    </text:list-item>
                  </text:list>
                </text:list-item>
                <text:list-item>
                  <text:p text:style-name="P21">Fütterungszeit wurde<text:s/>geändert/hinzugefügt</text:p>
                  <text:list text:continue-numbering="true">
                    <text:list-item>
                      <text:p text:style-name="P22"><text:span text:style-name="T23">F</text:span><text:span text:style-name="T24">uetterungszeit_wurde_bearbeitet</text:span></text:p>
                    </text:list-item>
                  </text:list>
                </text:list-item>
                <text:list-item>
                  <text:p text:style-name="P25">Maschinenzustand-Daten</text:p>
                  <text:list text:continue-numbering="true">
                    <text:list-item>
                      <text:p text:style-name="P26">Maschinenzustand_Daten</text:p>
                    </text:list-item>
                  </text:list>
                </text:list-item>
                <text:list-item>
                  <text:p text:style-name="P27">Geräteinformationen-Daten</text:p>
                  <text:list text:continue-numbering="true">
                    <text:list-item>
                      <text:p text:style-name="P28">Geräteinformationen_Daten</text:p>
                    </text:list-item>
                  </text:list>
                </text:list-item>
              </text:list>
            </text:list-item>
            <text:list-item>
              <text:p text:style-name="P29">Fehler: Je nach bekommener Anfrage und aufgetretenen Fehler wird eine andere Fehlermeldung zurückgeschickt</text:p>
              <text:list text:continue-numbering="true">
                <text:list-item>
                  <text:p text:style-name="P30">Erhaltenen Stream stimmt mit dem Prüfcode nicht überein: Bei diesem Fehler wird der Stream erneut gesendet</text:p>
                  <text:list text:continue-numbering="true">
                    <text:list-item>
                      <text:p text:style-name="P31">Prüfcode_ungleich_Daten</text:p>
                    </text:list-item>
                  </text:list>
                </text:list-item>
                <text:list-item>
                  <text:p text:style-name="P32">Der erhaltene Stream entspricht keinen der bekannten Streams: Ein Fehler wird zurückgeschickt</text:p>
                  <text:list text:continue-numbering="true">
                    <text:list-item>
                      <text:p text:style-name="P33">Unbekannter_Stream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5">Maschine aktivieren oder deaktivieren</text:p>
      <text:p text:style-name="P36">Hiermit wird festgelegt ob die Maschine aktiv ist und die Fütterungen zu den ausgewählten Zeitpunkten durchführt oder nicht.</text:p>
      <text:p text:style-name="P37"><text:span text:style-name="T38">Wenn der Server vom Client<text:s/></text:span><text:span text:style-name="T39">Maschine_aktivieren</text:span><text:span text:style-name="T40"><text:s/>erhält,</text:span><text:span text:style-name="T41"><text:s/>aktiviert er die Maschine und antwortet mit<text:s/></text:span><text:span text:style-name="T42">Maschine_wurde_aktiviert</text:span><text:span text:style-name="T43">.<text:s/></text:span></text:p>
      <text:p text:style-name="P44"><text:span text:style-name="T45">Wenn der Server vom Client<text:s/></text:span><text:span text:style-name="T46">Maschine_deaktivieren</text:span><text:span text:style-name="T47"><text:s/>erhält,</text:span><text:span text:style-name="T48"><text:s/>deaktiviert er die Maschine und antwortet mit<text:s/></text:span><text:span text:style-name="T49">Maschine_wurde_deaktiviert</text:span><text:span text:style-name="T50">.<text:s/></text:span></text:p>
      <text:soft-page-break/>
      <text:p text:style-name="P51"><text:span text:style-name="T52">Ein Fehler der auftreten kann ist, dass bei der Aktivierung oder Deaktivierung etwas nicht funktioniert. Falls so ein Fehler auftreten sollte wird dem Client<text:s/></text:span><text:span text:style-name="T53">Maschine_konnte_nicht_aktiviert_deaktiviert_werden</text:span><text:span text:style-name="T54">.<text:s/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0-27T15:00:00Z</meta:creation-date>
    <dc:date>2017-10-27T15:08:00Z</dc:date>
    <meta:template xlink:href="Normal.dotm" xlink:type="simple"/>
    <meta:editing-cycles>4</meta:editing-cycles>
    <meta:editing-duration>PT0S</meta:editing-duration>
    <meta:document-statistic meta:page-count="2" meta:paragraph-count="3" meta:word-count="248" meta:character-count="1813" meta:row-count="13" meta:non-whitespace-character-count="1568"/>
  </office:meta>
</office:document-meta>
</file>